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size="14pt" fo:language="zxx" fo:country="none" style:text-underline-style="solid" style:text-underline-width="auto" style:text-underline-color="font-color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text-properties fo:color="#000000" fo:font-size="14pt" style:text-underline-style="none" fo:font-weight="normal" fo:background-color="#ffd320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fo:font-size="12pt" fo:language="zxx" fo:country="none" style:text-underline-style="none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fo:color="#000000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000000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000000" fo:font-size="20pt" fo:language="zxx" fo:country="none" style:text-underline-style="solid" style:text-underline-width="auto" style:text-underline-color="font-color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0" style:family="paragraph" style:parent-style-name="Standard">
      <style:text-properties fo:color="#000000" fo:font-size="20pt" style:font-size-asian="20pt" style:font-size-complex="20pt"/>
    </style:style>
    <style:style style:name="P11" style:family="paragraph" style:parent-style-name="Standard">
      <style:text-properties fo:color="#000000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2" style:family="paragraph" style:parent-style-name="Standard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fo:color="#000000" fo:font-size="12pt" fo:language="zxx" fo:country="none" style:text-underline-style="none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paragraph-properties fo:margin-left="2.501cm" fo:margin-right="0cm" fo:text-indent="-0.635cm" style:auto-text-indent="false"/>
      <style:text-properties fo:color="#000000" fo:font-size="12pt" fo:language="zxx" fo:country="none" style:text-underline-style="none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 style:list-style-name="L1">
      <style:paragraph-properties fo:margin-left="2.501cm" fo:margin-right="0cm" fo:text-indent="-0.635cm" style:auto-text-indent="false"/>
      <style:text-properties fo:color="#000000" style:font-name="Liberation Serif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ize="12pt" fo:language="zxx" fo:country="none" style:text-underline-style="none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4" style:family="text"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T5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6" style:family="text">
      <style:text-properties fo:font-variant="normal" fo:text-transform="none" fo:font-size="12pt" fo:letter-spacing="normal" fo:language="zxx" fo:country="none" fo:font-style="normal" style:text-underline-style="none" fo:font-weight="normal" fo:background-color="#f9f9f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isa documentation</text:p>
      <text:p text:style-name="P6"/>
      <text:p text:style-name="P9">Documentation:</text:p>
      <text:p text:style-name="P10"/>
      <text:p text:style-name="Standard"><text:a xlink:type="simple" xlink:href="http://paparazzi.enac.fr/wiki/Main_Page"><text:span text:style-name="T2">http://paparazzi.enac.fr/wiki/Main_Page</text:span></text:a></text:p>
      <text:p text:style-name="Standard"><text:a xlink:type="simple" xlink:href="http://paparazzi.github.io/docs/latest/"><text:span text:style-name="T5">http://paparazzi.github.io/docs/latest/</text:span></text:a></text:p>
      <text:p text:style-name="Standard"><text:a xlink:type="simple" xlink:href="http://wiki.thequadshot.com/wiki/Software_User_Guide#Updating_Autopilot_Firmware"><text:span text:style-name="T5">http://wiki.thequadshot.com/wiki/Software_User_Guide#Updating_Autopilot_Firmware</text:span></text:a></text:p>
      <text:p text:style-name="P12"/>
      <text:p text:style-name="P12"/>
      <text:p text:style-name="P9">How to program the lisa ?</text:p>
      <text:p text:style-name="P2"/>
      <text:list xml:id="list3164826571" text:style-name="L1">
        <text:list-item>
          <text:p text:style-name="P15">Install drivers to program lisa<text:line-break/></text:p>
          <text:p text:style-name="P20"># sudo apt-add-repository ppa:paparazzi-uav/ppa </text:p>
          <text:p text:style-name="P20"># sudo apt-get update</text:p>
          <text:p text:style-name="P20"># sudo apt-get install paparazzi-dev paparazzi-arm-multilib<text:line-break/></text:p>
        </text:list-item>
        <text:list-item>
          <text:p text:style-name="P15">Download paparazzi source code<text:line-break/></text:p>
        </text:list-item>
      </text:list>
      <text:p text:style-name="Standard"><text:span text:style-name="T3"><text:tab/><text:tab/># git clone </text:span><text:a xlink:type="simple" xlink:href="https://github.com/jonasvanpelt/paparazzi"><text:span text:style-name="T2">https://github.com/jonasvanpelt/paparazzi</text:span></text:a></text:p>
      <text:p text:style-name="P5"><text:tab/><text:tab/># make clean; make</text:p>
      <text:p text:style-name="P5"/>
      <text:list xml:id="list681472870" text:continue-numbering="true" text:style-name="L1">
        <text:list-item>
          <text:p text:style-name="P14"><text:span text:style-name="T3">Install paparazzi software: (</text:span><text:a xlink:type="simple" xlink:href="http://wiki.thequadshot.com/wik">http://wiki.thequadshot.com/wik</text:a><text:a xlink:type="simple" xlink:href="http://wiki.thequadshot.com/wiki/Software_User_Guide#Updating_Autopilot_Firmware"><text:line-break/>i/Software_User_Guide#Updating_Autopilot_Firmware</text:a><text:span text:style-name="T3">)</text:span></text:p>
          <text:p text:style-name="P15"/>
          <text:p text:style-name="P21"># sudo apt-get install freeglut3 freeglut3-dev<text:line-break/><text:span text:style-name="T6">#sudo apt-get install binutils-gold</text:span></text:p>
          <text:p text:style-name="P20"># sudo apt-get install python-opengl</text:p>
          <text:p text:style-name="P20"># sudo apt-get install python-pygame</text:p>
          <text:p text:style-name="P20"># make clean; make</text:p>
          <text:p text:style-name="P20"># run paparazzi/sw/in_progress/python/attitude_viz.py</text:p>
          <text:p text:style-name="P15"/>
        </text:list-item>
        <text:list-item>
          <text:p text:style-name="P15">Upload or compile the code (plug usb in)</text:p>
          <text:p text:style-name="P20"><text:s/># sudo make AIRCRAFT=betty clean_ac ap.compile </text:p>
          <text:list>
            <text:list-item>
              <text:list>
                <text:list-header>
                  <text:p text:style-name="P15"># <text:s/>sudo make AIRCRAFT=betty clean_ac ap.upload </text:p>
                </text:list-header>
              </text:list>
            </text:list-item>
          </text:list>
        </text:list-item>
      </text:list>
      <text:p text:style-name="P13"/>
      <text:p text:style-name="P9">Configuration</text:p>
      <text:p text:style-name="P4"/>
      <text:p text:style-name="P4">Betty_manual.xml</text:p>
      <text:p text:style-name="P4"/>
      <text:p text:style-name="P7">location: /conf/airframes/highwind/betty_manual.xml</text:p>
      <text:p text:style-name="P4"/>
      <text:p text:style-name="P3">This is the main configuration file for the lisa!</text:p>
      <text:p text:style-name="P8"/>
      <text:p text:style-name="P8">Pleas read the comments (&lt;!--jonas: … -&gt;) in the this file that I added to check the changes that I've made. Stuff that not commented means that Pranay did that part of the configuration.</text:p>
      <text:p text:style-name="P8"><text:s/></text:p>
      <text:p text:style-name="P8"><text:soft-page-break/><text:s/><text:span text:style-name="T1">Betty.xml <text:s/>= telemetry file</text:span></text:p>
      <text:p text:style-name="P4"/>
      <text:p text:style-name="P7">location: conf/telemetry/betty.xml</text:p>
      <text:p text:style-name="P4"/>
      <text:p text:style-name="P8">This files describes which message is sent at what frequency. The data types of these messages are described in /home/jonas/Desktop/highwind/code/paparazzi/conf/messages.xml</text:p>
      <text:p text:style-name="P8"/>
      <text:p text:style-name="P8">NOTE:</text:p>
      <text:p text:style-name="P8">Airspeed and system monitoring packages are configured as modules in betty_manual.xml and cannot be used in the telemetry file !</text:p>
      <text:p text:style-name="P4"/>
      <text:p text:style-name="P4">servo_commands.xml</text:p>
      <text:p text:style-name="P4"/>
      <text:p text:style-name="P7">location: /home/jonas/Desktop/highwind/code/paparazzi/conf/modules</text:p>
      <text:p text:style-name="P4"/>
      <text:p text:style-name="P8">This is a module that I wrote myself so that the lisa can retreive servo commands. It is loaded from the main configuration file.</text:p>
      <text:p text:style-name="P8"><text:line-break/>The &lt;datalink&gt; tag, links the incoming servo messages (also defined in messages.xml) with the function defined in the tag.</text:p>
      <text:p text:style-name="P8"/>
      <text:p text:style-name="P8">The source code linked with this module can be found here:</text:p>
      <text:list xml:id="list1013820679" text:style-name="L2">
        <text:list-item>
          <text:p text:style-name="P17">sw/airborne/modules/servo_commands/drive_servos.c</text:p>
        </text:list-item>
        <text:list-item>
          <text:p text:style-name="P17">sw/airborne/modules/servo_commands/drive_servos.h</text:p>
        </text:list-item>
      </text:list>
      <text:p text:style-name="P4"/>
      <text:p text:style-name="Standard"><text:span text:style-name="T4">More information about creating modules can be found here: </text:span><text:a xlink:type="simple" xlink:href="http://wiki.paparazziuav.org/wiki/Modules"><text:span text:style-name="T2">http://wiki.paparazziuav.org/wiki/Modules</text:span></text:a></text:p>
      <text:p text:style-name="P1"/>
      <text:p text:style-name="P4">Bind the RC</text:p>
      <text:p text:style-name="P4"/>
      <text:p text:style-name="P8">Follow instructions here: </text:p>
      <text:p text:style-name="P4"><text:a xlink:type="simple" xlink:href="http://wiki.paparazziuav.org/wiki/Lisa/M_v2.0#Binding"><text:span text:style-name="T7">http://wiki.paparazziuav.org/wiki/Lisa/M_v2.0#Binding</text:span></text:a></text:p>
      <text:p text:style-name="P1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</meta:initial-creator>
    <meta:creation-date>2013-08-23T18:10:06</meta:creation-date>
    <dc:date>2013-08-30T07:53:24</dc:date>
    <dc:creator>jonas </dc:creator>
    <meta:editing-duration>PT58M37S</meta:editing-duration>
    <meta:editing-cycles>72</meta:editing-cycles>
    <meta:generator>LibreOffice/3.5$Linux_X86_64 LibreOffice_project/350m1$Build-2</meta:generator>
    <meta:document-statistic meta:table-count="0" meta:image-count="0" meta:object-count="0" meta:page-count="2" meta:paragraph-count="44" meta:word-count="272" meta:character-count="2330" meta:non-whitespace-character-count="2091"/>
  </office:meta>
</office:document-meta>
</file>